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5.732" calcext:value-type="float">
            <text:p>75.732</text:p>
          </table:table-cell>
          <table:table-cell office:value-type="float" office:value="74.993" calcext:value-type="float">
            <text:p>74.993</text:p>
          </table:table-cell>
          <table:table-cell office:value-type="float" office:value="76.043" calcext:value-type="float">
            <text:p>76.04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90.722" calcext:value-type="float">
            <text:p>290.722</text:p>
          </table:table-cell>
          <table:table-cell office:value-type="float" office:value="289.827" calcext:value-type="float">
            <text:p>289.827</text:p>
          </table:table-cell>
          <table:table-cell office:value-type="float" office:value="287.387" calcext:value-type="float">
            <text:p>287.38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48.32" calcext:value-type="float">
            <text:p>648.32</text:p>
          </table:table-cell>
          <table:table-cell office:value-type="float" office:value="642.393" calcext:value-type="float">
            <text:p>642.393</text:p>
          </table:table-cell>
          <table:table-cell office:value-type="float" office:value="641.04" calcext:value-type="float">
            <text:p>641.0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146.192" calcext:value-type="float">
            <text:p>1146.192</text:p>
          </table:table-cell>
          <table:table-cell office:value-type="float" office:value="1142.513" calcext:value-type="float">
            <text:p>1142.513</text:p>
          </table:table-cell>
          <table:table-cell office:value-type="float" office:value="1140.283" calcext:value-type="float">
            <text:p>1140.2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97.012" calcext:value-type="float">
            <text:p>1797.012</text:p>
          </table:table-cell>
          <table:table-cell office:value-type="float" office:value="1776.284" calcext:value-type="float">
            <text:p>1776.284</text:p>
          </table:table-cell>
          <table:table-cell office:value-type="float" office:value="1795.225" calcext:value-type="float">
            <text:p>1795.2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577.125" calcext:value-type="float">
            <text:p>2577.125</text:p>
          </table:table-cell>
          <table:table-cell office:value-type="float" office:value="2556.666" calcext:value-type="float">
            <text:p>2556.666</text:p>
          </table:table-cell>
          <table:table-cell office:value-type="float" office:value="2582.361" calcext:value-type="float">
            <text:p>2582.36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516.077" calcext:value-type="float">
            <text:p>3516.077</text:p>
          </table:table-cell>
          <table:table-cell office:value-type="float" office:value="3479.401" calcext:value-type="float">
            <text:p>3479.401</text:p>
          </table:table-cell>
          <table:table-cell office:value-type="float" office:value="3520.083" calcext:value-type="float">
            <text:p>3520.08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641.877" calcext:value-type="float">
            <text:p>4641.877</text:p>
          </table:table-cell>
          <table:table-cell office:value-type="float" office:value="4544.286" calcext:value-type="float">
            <text:p>4544.286</text:p>
          </table:table-cell>
          <table:table-cell office:value-type="float" office:value="4568.872" calcext:value-type="float">
            <text:p>4568.87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801.54" calcext:value-type="float">
            <text:p>5801.54</text:p>
          </table:table-cell>
          <table:table-cell office:value-type="float" office:value="5755.036" calcext:value-type="float">
            <text:p>5755.036</text:p>
          </table:table-cell>
          <table:table-cell office:value-type="float" office:value="5781.621" calcext:value-type="float">
            <text:p>5781.62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125.518" calcext:value-type="float">
            <text:p>7125.518</text:p>
          </table:table-cell>
          <table:table-cell office:value-type="float" office:value="7093.521" calcext:value-type="float">
            <text:p>7093.521</text:p>
          </table:table-cell>
          <table:table-cell office:value-type="float" office:value="7103.655" calcext:value-type="float">
            <text:p>7103.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6:14:50.303969113</meta:creation-date>
    <dc:date>2024-09-02T16:16:57.385430769</dc:date>
    <meta:editing-duration>PT2M7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